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fr" fo:country="FR" officeooo:rsid="00159c77" officeooo:paragraph-rsid="00159c77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159c77" officeooo:paragraph-rsid="0028fc8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19204c" officeooo:paragraph-rsid="00159c77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2a4e9c" officeooo:paragraph-rsid="002a4e9c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2c5bab" officeooo:paragraph-rsid="002c5bab"/>
    </style:style>
    <style:style style:name="P6" style:family="paragraph" style:parent-style-name="Standard">
      <style:paragraph-properties fo:text-align="start" style:justify-single-word="false"/>
      <style:text-properties officeooo:paragraph-rsid="0028fc87"/>
    </style:style>
    <style:style style:name="P7" style:family="paragraph" style:parent-style-name="Standard">
      <style:paragraph-properties fo:text-align="start" style:justify-single-word="false"/>
      <style:text-properties fo:font-size="15pt" fo:language="fr" fo:country="FR" fo:font-weight="bold" officeooo:rsid="002a4e9c" officeooo:paragraph-rsid="002a4e9c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28fc87" officeooo:paragraph-rsid="0028fc87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19204c" officeooo:paragraph-rsid="0028fc87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2253cf" officeooo:paragraph-rsid="0028fc87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c5bab" officeooo:paragraph-rsid="002c5bab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rsid="002f1495" officeooo:paragraph-rsid="002f1495"/>
    </style:style>
    <style:style style:name="P13" style:family="paragraph" style:parent-style-name="Standard" style:list-style-name="L3">
      <style:text-properties officeooo:rsid="002f1495" officeooo:paragraph-rsid="002f1495"/>
    </style:style>
    <style:style style:name="P14" style:family="paragraph" style:parent-style-name="Standard" style:list-style-name="L4">
      <style:text-properties officeooo:rsid="002f1495" officeooo:paragraph-rsid="002f1495"/>
    </style:style>
    <style:style style:name="P15" style:family="paragraph" style:parent-style-name="Standard">
      <style:text-properties officeooo:rsid="002f1495" officeooo:paragraph-rsid="002ef9c5"/>
    </style:style>
    <style:style style:name="P16" style:family="paragraph" style:parent-style-name="Standard" style:list-style-name="L8">
      <style:text-properties officeooo:rsid="002f1495" officeooo:paragraph-rsid="00318134"/>
    </style:style>
    <style:style style:name="P17" style:family="paragraph" style:parent-style-name="Standard" style:list-style-name="L4">
      <style:text-properties officeooo:rsid="0030d429" officeooo:paragraph-rsid="0030d429"/>
    </style:style>
    <style:style style:name="P18" style:family="paragraph" style:parent-style-name="Standard" style:list-style-name="L5">
      <style:text-properties officeooo:rsid="00318134" officeooo:paragraph-rsid="00318134"/>
    </style:style>
    <style:style style:name="P19" style:family="paragraph" style:parent-style-name="Standard" style:list-style-name="L7">
      <style:text-properties officeooo:rsid="00318134" officeooo:paragraph-rsid="00318134"/>
    </style:style>
    <style:style style:name="P20" style:family="paragraph" style:parent-style-name="Standard" style:list-style-name="L9">
      <style:text-properties officeooo:rsid="00318134" officeooo:paragraph-rsid="00318134"/>
    </style:style>
    <style:style style:name="P21" style:family="paragraph" style:parent-style-name="Standard" style:list-style-name="L8">
      <style:text-properties officeooo:paragraph-rsid="00318134"/>
    </style:style>
    <style:style style:name="T1" style:family="text">
      <style:text-properties officeooo:rsid="0022e50b"/>
    </style:style>
    <style:style style:name="T2" style:family="text">
      <style:text-properties officeooo:rsid="0024c905"/>
    </style:style>
    <style:style style:name="T3" style:family="text">
      <style:text-properties officeooo:rsid="00275d64"/>
    </style:style>
    <style:style style:name="T4" style:family="text">
      <style:text-properties fo:language="fr" fo:country="FR" officeooo:rsid="001cbdb3"/>
    </style:style>
    <style:style style:name="T5" style:family="text">
      <style:text-properties fo:language="fr" fo:country="FR" officeooo:rsid="001e16bc"/>
    </style:style>
    <style:style style:name="T6" style:family="text">
      <style:text-properties fo:language="fr" fo:country="FR" officeooo:rsid="001ed105"/>
    </style:style>
    <style:style style:name="T7" style:family="text">
      <style:text-properties fo:language="fr" fo:country="FR" officeooo:rsid="00205503"/>
    </style:style>
    <style:style style:name="T8" style:family="text">
      <style:text-properties fo:language="fr" fo:country="FR" officeooo:rsid="0020eed9"/>
    </style:style>
    <style:style style:name="T9" style:family="text">
      <style:text-properties fo:language="fr" fo:country="FR" officeooo:rsid="002253cf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2dc767"/>
    </style:style>
    <style:style style:name="T12" style:family="text">
      <style:text-properties officeooo:rsid="002ef9c5"/>
    </style:style>
    <style:style style:name="T13" style:family="text">
      <style:text-properties officeooo:rsid="002f1495"/>
    </style:style>
    <style:style style:name="T14" style:family="text">
      <style:text-properties officeooo:rsid="0030d4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(Y)PE</text:p>
      <text:p text:style-name="P1"/>
      <text:p text:style-name="P7">Idées 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83135586640">
          <table:table-cell table:style-name="Table1.A1" office:value-type="string">
            <text:p text:style-name="P8">Simulation physique</text:p>
          </table:table-cell>
          <table:table-cell table:style-name="Table1.A1" office:value-type="string">
            <text:p text:style-name="P8">Réseaux du point de vue informatique</text:p>
          </table:table-cell>
          <table:table-cell table:style-name="Table1.C1" office:value-type="string">
            <text:p text:style-name="P8">Réseaux routiers, transports</text:p>
          </table:table-cell>
        </table:table-row>
        <table:table-row table:style-name="TableLine94083133558272">
          <table:table-cell table:style-name="Table1.A2" office:value-type="string">
            <text:p text:style-name="P6"><text:span text:style-name="T4">Test de la résistance d’un édifice </text:span><text:span text:style-name="T5">+ Simulation</text:span><text:span text:style-name="T4"><text:line-break/></text:span><text:span text:style-name="T5">Séisme, fréquence de résonance (Physique DS 5 + pont), résistance au poids, </text:span><text:span text:style-name="T6">résistance au vent</text:span></text:p>
            <text:p text:style-name="P6"><text:span text:style-name="T7">Ressemble à ça : </text:span><text:a xlink:type="simple" xlink:href="https://www.scei-concours.fr/tipe/mcot/Exemple_Candidat6.pdf" text:style-name="Internet_20_link" text:visited-style-name="Visited_20_Internet_20_Link">https://www.scei-concours.fr/tipe/mcot/Exemple_Candidat6.pd</text:a><text:a xlink:type="simple" xlink:href="https://www.scei-concours.fr/tipe/mcot/Exemple_Candidat6.pdf" text:style-name="Internet_20_link" text:visited-style-name="Visited_20_Internet_20_Link"><text:span text:style-name="T8">f</text:span></text:a></text:p>
          </table:table-cell>
          <table:table-cell table:style-name="Table1.A2" office:value-type="string">
            <text:p text:style-name="P2">Fibre optique, comment transmettre des données <text:span text:style-name="T1">de manière sécurisée</text:span> ? <text:span text:style-name="T2">S’assurer que c’est fiable, ça transmet bien ce que l’on veut et </text:span><text:span text:style-name="T3">les données sont</text:span><text:span text:style-name="T2"> chiffré</text:span><text:span text:style-name="T3">es</text:span><text:line-break/>Point de vue physique + info</text:p>
          </table:table-cell>
          <table:table-cell table:style-name="Table1.C2" office:value-type="string">
            <text:p text:style-name="P6"><text:span text:style-name="T8">Réseau de métro, de transport en </text:span><text:span text:style-name="T9">commun</text:span></text:p>
          </table:table-cell>
        </table:table-row>
        <table:table-row table:style-name="TableLine94083133304800">
          <table:table-cell table:style-name="Table1.A2" office:value-type="string">
            <text:p text:style-name="P9">COLONISONS MARS !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0">Optimisation du trafic routier.</text:p>
          </table:table-cell>
        </table:table-row>
        <table:table-row table:style-name="TableLine94083133305616">
          <table:table-cell table:style-name="Table1.A2" office:value-type="string">
            <text:p text:style-name="P9">Générateur de ville…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6"/>
          </table:table-cell>
        </table:table-row>
      </table:table>
      <text:p text:style-name="P3"/>
      <text:p text:style-name="P3"/>
      <text:p text:style-name="P5">SUJET <text:span text:style-name="T10">RETENU : Optimisation du trafic routier</text:span></text:p>
      <text:p text:style-name="P11"/>
      <text:p text:style-name="Standard"><text:a xlink:type="simple" xlink:href="https://papyrus.bib.umontreal.ca/xmlui/bitstream/handle/1866/17865/Hua_Lefong_2006_memoire.pdf?sequence=1" text:style-name="Internet_20_link" text:visited-style-name="Visited_20_Internet_20_Link"><text:span text:style-name="T11">THESE</text:span></text:a></text:p>
      <text:p text:style-name="Standard"/>
      <text:list xml:id="list2579418526" text:style-name="L5">
        <text:list-item>
          <text:p text:style-name="P18">MODÉLISER : TROUVER STRUCTURES DONNÉES POUR REPRÉSENTER UN RÉSEAU ROUTIER</text:p>
        </text:list-item>
      </text:list>
      <text:list xml:id="list2041795448" text:style-name="L8">
        <text:list-item>
          <text:list>
            <text:list-item>
              <text:p text:style-name="P21"><text:span text:style-name="T12">Comment simuler un trafic routier ? (représentation informatique, modélisation, )</text:span></text:p>
              <text:list>
                <text:list-item>
                  <text:p text:style-name="P21"><text:span text:style-name="T13">Modéliser la géographie de la ville</text:span></text:p>
                </text:list-item>
                <text:list-item>
                  <text:p text:style-name="P21"><text:span text:style-name="T13">Modéliser la circulation</text:span></text:p>
                </text:list-item>
              </text:list>
            </text:list-item>
            <text:list-item>
              <text:p text:style-name="P21"><text:span text:style-name="T13">Comment trouver / obtenir / représenter des topologies / organisation de réseaux ?</text:span></text:p>
              <text:list>
                <text:list-item>
                  <text:p text:style-name="P16"><text:span text:style-name="T14">(</text:span>Scraper Google Maps®<text:span text:style-name="T14">)</text:span></text:p>
                </text:list-item>
                <text:list-item>
                  <text:p text:style-name="P16"><text:span text:style-name="T14">Créer ça nous-même</text:span></text:p>
                </text:list-item>
                <text:list-item>
                  <text:p text:style-name="P16"><text:span text:style-name="T14">Prendre une ville existante</text:span></text:p>
                </text:list-item>
              </text:list>
            </text:list-item>
          </text:list>
        </text:list-item>
      </text:list>
      <text:list xml:id="list185037975333278" text:continue-list="list2579418526" text:style-name="L5">
        <text:list-item>
          <text:p text:style-name="P18">OPTIMISER : </text:p>
        </text:list-item>
      </text:list>
      <text:list xml:id="list2755281974" text:style-name="L9">
        <text:list-item>
          <text:list>
            <text:list-item>
              <text:p text:style-name="P20">Trouver la meilleure circulation possible</text:p>
            </text:list-item>
          </text:list>
        </text:list-item>
      </text:list>
      <text:list xml:id="list185038558295163" text:continue-list="list185037975333278" text:style-name="L5">
        <text:list-item>
          <text:p text:style-name="P18">VISUALISER</text:p>
        </text:list-item>
      </text:list>
      <text:list xml:id="list1571412447" text:style-name="L7">
        <text:list-item>
          <text:list>
            <text:list-item>
              <text:p text:style-name="P19">Rendu 3D ?</text:p>
            </text:list-item>
          </text:list>
        </text:list-item>
      </text:list>
      <text:p text:style-name="P15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7:14:59.469048983</meta:creation-date>
    <dc:date>2022-02-16T18:50:37.659461035</dc:date>
    <meta:editing-duration>PT1H24M59S</meta:editing-duration>
    <meta:editing-cycles>28</meta:editing-cycles>
    <meta:generator>LibreOffice/7.0.4.2$Linux_X86_64 LibreOffice_project/00$Build-2</meta:generator>
    <meta:document-statistic meta:table-count="1" meta:image-count="0" meta:object-count="0" meta:page-count="1" meta:paragraph-count="26" meta:word-count="174" meta:character-count="1113" meta:non-whitespace-character-count="976"/>
  </office:meta>
</office:document-meta>
</file>